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érif" svg:font-family="'Liberation Sé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automatic-styles>
    <style:style style:name="P1" style:family="paragraph" style:parent-style-name="Standard">
      <style:text-properties fo:font-weight="bold" officeooo:rsid="001634f2" officeooo:paragraph-rsid="001634f2" style:font-weight-asian="bold" style:font-weight-complex="bold"/>
    </style:style>
    <style:style style:name="P2" style:family="paragraph" style:parent-style-name="Standard">
      <style:text-properties fo:font-weight="bold" officeooo:rsid="001634f2" officeooo:paragraph-rsid="001d2d64" style:font-weight-asian="bold" style:font-weight-complex="bold"/>
    </style:style>
    <style:style style:name="P3" style:family="paragraph" style:parent-style-name="Standard">
      <style:text-properties fo:font-weight="bold" officeooo:rsid="00186e0b" officeooo:paragraph-rsid="00186e0b" style:font-weight-asian="bold" style:font-weight-complex="bold"/>
    </style:style>
    <style:style style:name="P4" style:family="paragraph" style:parent-style-name="Standard">
      <style:paragraph-properties fo:break-before="page"/>
      <style:text-properties fo:font-weight="bold" officeooo:rsid="0019eb5b" officeooo:paragraph-rsid="0019eb5b" style:font-weight-asian="bold" style:font-weight-complex="bold"/>
    </style:style>
    <style:style style:name="P5" style:family="paragraph" style:parent-style-name="Standard">
      <style:text-properties fo:font-weight="bold" officeooo:rsid="001d2d64" officeooo:paragraph-rsid="001d2d64" style:font-weight-asian="bold" style:font-weight-complex="bold"/>
    </style:style>
    <style:style style:name="P6" style:family="paragraph" style:parent-style-name="Standard">
      <style:text-properties fo:font-weight="normal" officeooo:rsid="0013b26d" officeooo:paragraph-rsid="0013b26d" style:font-weight-asian="normal" style:font-weight-complex="normal"/>
    </style:style>
    <style:style style:name="P7" style:family="paragraph" style:parent-style-name="Standard">
      <style:text-properties style:text-underline-style="solid" style:text-underline-width="auto" style:text-underline-color="font-color" officeooo:rsid="0013b26d" officeooo:paragraph-rsid="0013b26d"/>
    </style:style>
    <style:style style:name="P8" style:family="paragraph" style:parent-style-name="Standard">
      <style:text-properties style:text-underline-style="solid" style:text-underline-width="auto" style:text-underline-color="font-color" fo:font-weight="bold" officeooo:rsid="0013b26d" officeooo:paragraph-rsid="0013b26d" style:font-weight-asian="bold" style:font-weight-complex="bold"/>
    </style:style>
    <style:style style:name="P9" style:family="paragraph" style:parent-style-name="Standard">
      <style:text-properties style:text-underline-style="none" fo:font-weight="normal" officeooo:rsid="0013b26d" officeooo:paragraph-rsid="0013b26d" style:font-weight-asian="normal" style:font-weight-complex="normal"/>
    </style:style>
    <style:style style:name="P10" style:family="paragraph" style:parent-style-name="Standard">
      <style:text-properties style:text-underline-style="none" fo:font-weight="normal" officeooo:rsid="00145747" officeooo:paragraph-rsid="00145747" style:font-weight-asian="normal" style:font-weight-complex="normal"/>
    </style:style>
    <style:style style:name="P11" style:family="paragraph" style:parent-style-name="Standard">
      <style:text-properties style:text-underline-style="none" fo:font-weight="normal" officeooo:rsid="0019eb5b" officeooo:paragraph-rsid="0019eb5b" style:font-weight-asian="normal" style:font-weight-complex="normal"/>
    </style:style>
    <style:style style:name="P12" style:family="paragraph" style:parent-style-name="Standard">
      <style:text-properties style:text-underline-style="none" fo:font-weight="normal" officeooo:rsid="0019eb5b" officeooo:paragraph-rsid="001bd855" style:font-weight-asian="normal" style:font-weight-complex="normal"/>
    </style:style>
    <style:style style:name="P13" style:family="paragraph" style:parent-style-name="Standard">
      <style:text-properties style:text-underline-style="none" fo:font-weight="normal" officeooo:rsid="0019eb5b" officeooo:paragraph-rsid="00186e0b" style:font-weight-asian="normal" style:font-weight-complex="normal"/>
    </style:style>
    <style:style style:name="P14" style:family="paragraph" style:parent-style-name="Standard">
      <style:text-properties style:text-underline-style="none" fo:font-weight="normal" officeooo:rsid="001bd855" officeooo:paragraph-rsid="001bd855" style:font-weight-asian="normal" style:font-weight-complex="normal"/>
    </style:style>
    <style:style style:name="P15" style:family="paragraph" style:parent-style-name="Standard">
      <style:text-properties style:text-underline-style="none" fo:font-weight="normal" officeooo:rsid="001d2d64" officeooo:paragraph-rsid="001d2d64" style:font-weight-asian="normal" style:font-weight-complex="normal"/>
    </style:style>
    <style:style style:name="P16" style:family="paragraph" style:parent-style-name="Standard">
      <style:text-properties style:text-underline-style="none" fo:font-weight="bold" officeooo:rsid="0019eb5b" officeooo:paragraph-rsid="001bd855" style:font-weight-asian="bold" style:font-weight-complex="bold"/>
    </style:style>
    <style:style style:name="P17" style:family="paragraph" style:parent-style-name="Standard">
      <style:text-properties style:text-underline-style="none" fo:font-weight="bold" officeooo:rsid="001d2d64" officeooo:paragraph-rsid="001d2d64" style:font-weight-asian="bold" style:font-weight-complex="bold"/>
    </style:style>
    <style:style style:name="P18" style:family="paragraph" style:parent-style-name="Standard">
      <style:text-properties style:text-underline-style="none" fo:font-weight="bold" officeooo:rsid="001634f2" officeooo:paragraph-rsid="001d2d64" style:font-weight-asian="bold" style:font-weight-complex="bold"/>
    </style:style>
    <style:style style:name="P19" style:family="paragraph" style:parent-style-name="Standard">
      <style:text-properties officeooo:paragraph-rsid="00145747"/>
    </style:style>
    <style:style style:name="P20" style:family="paragraph" style:parent-style-name="Standard">
      <style:paragraph-properties fo:break-before="page"/>
      <style:text-properties officeooo:paragraph-rsid="00145747"/>
    </style:style>
    <style:style style:name="P21" style:family="paragraph" style:parent-style-name="Standard">
      <style:text-properties officeooo:paragraph-rsid="001634f2"/>
    </style:style>
    <style:style style:name="P22" style:family="paragraph" style:parent-style-name="Standard">
      <style:text-properties officeooo:rsid="001634f2" officeooo:paragraph-rsid="001634f2"/>
    </style:style>
    <style:style style:name="P23" style:family="paragraph" style:parent-style-name="Standard">
      <style:text-properties officeooo:paragraph-rsid="0019eb5b"/>
    </style:style>
    <style:style style:name="P24" style:family="paragraph" style:parent-style-name="Standard">
      <style:text-properties officeooo:paragraph-rsid="001d2d64"/>
    </style:style>
    <style:style style:name="P25" style:family="paragraph" style:parent-style-name="Standard">
      <style:text-properties officeooo:rsid="001d2d64" officeooo:paragraph-rsid="001d2d64"/>
    </style:style>
    <style:style style:name="P26" style:family="paragraph" style:parent-style-name="Standard">
      <style:text-properties style:text-underline-style="none" fo:font-weight="normal" officeooo:paragraph-rsid="00145747" style:font-weight-asian="normal" style:font-weight-complex="normal"/>
    </style:style>
    <style:style style:name="P27" style:family="paragraph" style:parent-style-name="Standard">
      <style:text-properties style:text-underline-style="none" fo:font-weight="normal" officeooo:rsid="00145747" officeooo:paragraph-rsid="001634f2" style:font-weight-asian="normal" style:font-weight-complex="normal"/>
    </style:style>
    <style:style style:name="P28" style:family="paragraph" style:parent-style-name="Standard">
      <style:text-properties style:text-underline-style="none" fo:font-weight="normal" officeooo:rsid="00145747" officeooo:paragraph-rsid="00145747" style:font-weight-asian="normal" style:font-weight-complex="normal"/>
    </style:style>
    <style:style style:name="P29" style:family="paragraph" style:parent-style-name="Standard">
      <style:text-properties style:text-underline-style="none" fo:font-weight="normal" officeooo:rsid="00145747" officeooo:paragraph-rsid="001d2d64" style:font-weight-asian="normal" style:font-weight-complex="normal"/>
    </style:style>
    <style:style style:name="P30" style:family="paragraph" style:parent-style-name="Standard">
      <style:text-properties style:text-underline-style="none" fo:font-weight="normal" officeooo:rsid="001634f2" officeooo:paragraph-rsid="001634f2" style:font-weight-asian="normal" style:font-weight-complex="normal"/>
    </style:style>
    <style:style style:name="P31" style:family="paragraph" style:parent-style-name="Standard">
      <style:text-properties style:text-underline-style="none" fo:font-weight="normal" officeooo:rsid="00186e0b" officeooo:paragraph-rsid="00186e0b" style:font-weight-asian="normal" style:font-weight-complex="normal"/>
    </style:style>
    <style:style style:name="P32" style:family="paragraph" style:parent-style-name="Standard">
      <style:text-properties style:text-underline-style="none" fo:font-weight="normal" officeooo:rsid="0019eb5b" officeooo:paragraph-rsid="0019eb5b" style:font-weight-asian="normal" style:font-weight-complex="normal"/>
    </style:style>
    <style:style style:name="P33" style:family="paragraph" style:parent-style-name="Standard">
      <style:text-properties style:text-underline-style="none" fo:font-weight="normal" officeooo:rsid="0019eb5b" officeooo:paragraph-rsid="001bd855" style:font-weight-asian="normal" style:font-weight-complex="normal"/>
    </style:style>
    <style:style style:name="P34" style:family="paragraph" style:parent-style-name="Standard">
      <style:text-properties style:text-underline-style="none" fo:font-weight="normal" officeooo:rsid="001d2d64" officeooo:paragraph-rsid="001d2d64" style:font-weight-asian="normal" style:font-weight-complex="normal"/>
    </style:style>
    <style:style style:name="P35" style:family="paragraph" style:parent-style-name="Standard">
      <style:text-properties style:text-underline-style="none" fo:font-weight="normal" officeooo:paragraph-rsid="001d2d64" style:font-weight-asian="normal" style:font-weight-complex="normal"/>
    </style:style>
    <style:style style:name="P36" style:family="paragraph" style:parent-style-name="Standard">
      <style:text-properties style:text-underline-style="none" fo:font-weight="bold" officeooo:rsid="001634f2" officeooo:paragraph-rsid="001634f2" style:font-weight-asian="bold" style:font-weight-complex="bold"/>
    </style:style>
    <style:style style:name="P37" style:family="paragraph" style:parent-style-name="Standard">
      <style:text-properties style:text-underline-style="none" fo:font-weight="bold" officeooo:rsid="001634f2" officeooo:paragraph-rsid="001d2d64" style:font-weight-asian="bold" style:font-weight-complex="bold"/>
    </style:style>
    <style:style style:name="P38" style:family="paragraph" style:parent-style-name="Standard">
      <style:text-properties style:text-underline-style="none" fo:font-weight="bold" officeooo:rsid="0019eb5b" officeooo:paragraph-rsid="0019eb5b"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13b26d" officeooo:paragraph-rsid="00145747" style:font-weight-asian="bold" style:font-weight-complex="bold"/>
    </style:style>
    <style:style style:name="P40" style:family="paragraph" style:parent-style-name="Standard">
      <style:text-properties officeooo:paragraph-rsid="00145747"/>
    </style:style>
    <style:style style:name="P41" style:family="paragraph" style:parent-style-name="Standard">
      <style:paragraph-properties fo:text-align="center" style:justify-single-word="false"/>
      <style:text-properties fo:font-size="20pt" officeooo:rsid="001ed1e4" officeooo:paragraph-rsid="001ed1e4" style:font-size-asian="17.5pt" style:font-size-complex="20pt"/>
    </style:style>
    <style:style style:name="P42" style:family="paragraph" style:parent-style-name="Standard">
      <style:paragraph-properties fo:text-align="center" style:justify-single-word="false" fo:break-before="page"/>
      <style:text-properties fo:font-size="20pt" style:text-underline-style="solid" style:text-underline-width="auto" style:text-underline-color="font-color" fo:font-weight="bold" officeooo:rsid="001ed1e4" officeooo:paragraph-rsid="001ed1e4" style:font-size-asian="17.5pt" style:font-weight-asian="bold" style:font-size-complex="20pt" style:font-weight-complex="bold"/>
    </style:style>
    <style:style style:name="P43" style:family="paragraph" style:parent-style-name="Standard">
      <style:text-properties fo:font-weight="bold" officeooo:rsid="001634f2" officeooo:paragraph-rsid="001d2d64" style:font-weight-asian="bold" style:font-weight-complex="bold"/>
    </style:style>
    <style:style style:name="P44" style:family="paragraph" style:parent-style-name="Standard">
      <style:paragraph-properties fo:text-align="start" style:justify-single-word="false"/>
      <style:text-properties fo:font-weight="bold" officeooo:rsid="001634f2" officeooo:paragraph-rsid="001fb488" style:font-weight-asian="bold" style:font-weight-complex="bold"/>
    </style:style>
    <style:style style:name="P45" style:family="paragraph" style:parent-style-name="Standard">
      <style:paragraph-properties fo:text-align="start" style:justify-single-word="false"/>
      <style:text-properties fo:font-weight="bold" officeooo:rsid="001634f2" officeooo:paragraph-rsid="0020a73a" style:font-weight-asian="bold" style:font-weight-complex="bold"/>
    </style:style>
    <style:style style:name="P46" style:family="paragraph" style:parent-style-name="Standard">
      <style:paragraph-properties fo:text-align="start" style:justify-single-word="false"/>
      <style:text-properties fo:font-size="12pt" style:text-underline-style="none" fo:font-weight="normal" officeooo:rsid="001ed1e4" officeooo:paragraph-rsid="001ed1e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officeooo:paragraph-rsid="001fb488"/>
    </style:style>
    <style:style style:name="P48" style:family="paragraph" style:parent-style-name="Standard">
      <style:paragraph-properties fo:text-align="start" style:justify-single-word="false" fo:break-before="page"/>
      <style:text-properties officeooo:paragraph-rsid="0022c88a"/>
    </style:style>
    <style:style style:name="P49" style:family="paragraph" style:parent-style-name="Standard">
      <style:paragraph-properties fo:text-align="start" style:justify-single-word="false"/>
      <style:text-properties fo:font-weight="normal" officeooo:rsid="001634f2" officeooo:paragraph-rsid="0020a73a" style:font-weight-asian="normal" style:font-weight-complex="normal"/>
    </style:style>
    <style:style style:name="P50" style:family="paragraph" style:parent-style-name="Standard">
      <style:paragraph-properties fo:text-align="start" style:justify-single-word="false"/>
      <style:text-properties fo:font-weight="normal" officeooo:rsid="0020a73a" officeooo:paragraph-rsid="0020a73a" style:font-weight-asian="normal" style:font-weight-complex="normal"/>
    </style:style>
    <style:style style:name="P51" style:family="paragraph" style:parent-style-name="Standard">
      <style:paragraph-properties fo:text-align="start" style:justify-single-word="false"/>
      <style:text-properties style:font-name="Liberation Serif" fo:font-size="12pt" style:text-underline-style="none" fo:font-weight="normal" officeooo:rsid="001ed1e4" officeooo:paragraph-rsid="0021514c" style:font-size-asian="10.5pt" style:font-weight-asian="normal" style:font-size-complex="12pt" style:font-weight-complex="normal"/>
    </style:style>
    <style:style style:name="T1" style:family="text">
      <style:text-properties fo:font-weight="bold" officeooo:rsid="00145747" style:font-weight-asian="bold" style:font-weight-complex="bold"/>
    </style:style>
    <style:style style:name="T2" style:family="text">
      <style:text-properties fo:font-weight="bold" officeooo:rsid="001634f2" style:font-weight-asian="bold" style:font-weight-complex="bold"/>
    </style:style>
    <style:style style:name="T3" style:family="text">
      <style:text-properties officeooo:rsid="00145747"/>
    </style:style>
    <style:style style:name="T4" style:family="text">
      <style:text-properties fo:font-weight="normal" style:font-weight-asian="normal" style:font-weight-complex="normal"/>
    </style:style>
    <style:style style:name="T5" style:family="text">
      <style:text-properties fo:font-weight="normal" officeooo:rsid="001bd855" style:font-weight-asian="normal" style:font-weight-complex="normal"/>
    </style:style>
    <style:style style:name="T6" style:family="text">
      <style:text-properties fo:font-weight="normal" officeooo:rsid="00145747"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3b26d" style:font-weight-asian="normal" style:font-weight-complex="normal"/>
    </style:style>
    <style:style style:name="T10" style:family="text">
      <style:text-properties style:text-underline-style="none" fo:font-weight="normal" officeooo:rsid="00145747" style:font-weight-asian="normal" style:font-weight-complex="normal"/>
    </style:style>
    <style:style style:name="T11" style:family="text">
      <style:text-properties style:text-underline-style="none" fo:font-weight="normal" officeooo:rsid="0017dd6a" style:font-weight-asian="normal" style:font-weight-complex="normal"/>
    </style:style>
    <style:style style:name="T12" style:family="text">
      <style:text-properties style:text-underline-style="none" fo:font-weight="normal" officeooo:rsid="001d2d64" style:font-weight-asian="normal" style:font-weight-complex="normal"/>
    </style:style>
    <style:style style:name="T13" style:family="text">
      <style:text-properties style:text-underline-style="none" fo:font-weight="normal" officeooo:rsid="001fb488" style:font-weight-asian="normal" style:font-weight-complex="normal"/>
    </style:style>
    <style:style style:name="T14" style:family="text">
      <style:text-properties style:text-underline-style="none" officeooo:rsid="00145747"/>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3b26d" style:font-weight-asian="bold" style:font-weight-complex="bold"/>
    </style:style>
    <style:style style:name="T17" style:family="text">
      <style:text-properties style:text-underline-style="solid" style:text-underline-width="auto" style:text-underline-color="font-color" fo:font-weight="bold" officeooo:rsid="00145747" style:font-weight-asian="bold" style:font-weight-complex="bold"/>
    </style:style>
    <style:style style:name="T18" style:family="text">
      <style:text-properties style:text-underline-style="solid" style:text-underline-width="auto" style:text-underline-color="font-color" fo:font-weight="bold" officeooo:rsid="0019eb5b" style:font-weight-asian="bold" style:font-weight-complex="bold"/>
    </style:style>
    <style:style style:name="T19" style:family="text">
      <style:text-properties style:text-underline-style="solid" style:text-underline-width="auto" style:text-underline-color="font-color" fo:font-weight="bold" officeooo:rsid="001d2d64" style:font-weight-asian="bold" style:font-weight-complex="bold"/>
    </style:style>
    <style:style style:name="T20" style:family="text">
      <style:text-properties style:text-line-through-style="none" style:text-line-through-type="none" style:text-underline-style="none" fo:font-weight="normal" style:font-weight-asian="normal" style:font-weight-complex="normal"/>
    </style:style>
    <style:style style:name="T21" style:family="text">
      <style:text-properties style:text-line-through-style="none" style:text-line-through-type="none" style:text-underline-style="none" fo:font-weight="normal" officeooo:rsid="0019eb5b" style:font-weight-asian="normal" style:font-weight-complex="normal"/>
    </style:style>
    <style:style style:name="T22" style:family="text">
      <style:text-properties officeooo:rsid="001bd855"/>
    </style:style>
    <style:style style:name="T23" style:family="text">
      <style:text-properties fo:font-size="12pt" style:text-underline-style="solid" style:text-underline-width="auto" style:text-underline-color="font-color" fo:font-weight="bold" officeooo:rsid="001ed1e4" style:font-size-asian="10.5pt" style:font-weight-asian="bold" style:font-size-complex="12pt" style:font-weight-complex="bold"/>
    </style:style>
    <style:style style:name="T24" style:family="text">
      <style:text-properties fo:font-size="12pt" style:text-underline-style="solid" style:text-underline-width="auto" style:text-underline-color="font-color" fo:font-weight="bold" officeooo:rsid="001fb488" style:font-size-asian="10.5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020a73a" style:font-size-asian="10.5pt" style:font-weight-asian="bold" style:font-size-complex="12pt" style:font-weight-complex="bold"/>
    </style:style>
    <style:style style:name="T26" style:family="text">
      <style:text-properties fo:font-size="12pt" style:text-underline-style="none" fo:font-weight="normal" officeooo:rsid="001ed1e4" style:font-size-asian="10.5pt" style:font-weight-asian="normal" style:font-size-complex="12pt" style:font-weight-complex="normal"/>
    </style:style>
    <style:style style:name="T27" style:family="text">
      <style:text-properties fo:font-size="12pt" style:text-underline-style="none" fo:font-weight="normal" officeooo:rsid="001fb488" style:font-size-asian="10.5pt" style:font-weight-asian="normal" style:font-size-complex="12pt" style:font-weight-complex="normal"/>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145747" style:font-size-asian="10.5pt" style:font-size-complex="12pt"/>
    </style:style>
    <style:style style:name="T30" style:family="text">
      <style:text-properties fo:font-size="12pt" style:text-underline-style="none" officeooo:rsid="001ed1e4" style:font-size-asian="10.5pt" style:font-size-complex="12pt"/>
    </style:style>
    <style:style style:name="T31" style:family="text">
      <style:text-properties fo:font-size="12pt" style:text-underline-style="none" officeooo:rsid="001fb488" style:font-size-asian="10.5pt" style:font-size-complex="12pt"/>
    </style:style>
    <style:style style:name="T32" style:family="text">
      <style:text-properties fo:font-size="12pt" style:text-underline-style="none" officeooo:rsid="0020a73a" style:font-size-asian="10.5pt" style:font-size-complex="12pt"/>
    </style:style>
    <style:style style:name="T33" style:family="text">
      <style:text-properties style:text-position="0% 100%" fo:font-size="12pt" style:text-underline-style="none" style:font-size-asian="10.5pt" style:font-size-complex="12pt"/>
    </style:style>
    <style:style style:name="T34" style:family="text">
      <style:text-properties style:text-position="0% 100%" fo:font-size="12pt" style:text-underline-style="none" officeooo:rsid="001ed1e4" style:font-size-asian="10.5pt" style:font-size-complex="12pt"/>
    </style:style>
    <style:style style:name="T35" style:family="text">
      <style:text-properties fo:font-variant="normal" fo:text-transform="none" fo:color="#000000" loext:opacity="100%" fo:font-size="12pt" fo:letter-spacing="normal" style:text-underline-style="none" fo:font-weight="normal" officeooo:rsid="001fb488" style:font-size-asian="10.5pt" style:font-weight-asian="normal" style:font-size-complex="12pt" style:font-weight-complex="normal"/>
    </style:style>
    <style:style style:name="T36" style:family="text">
      <style:text-properties fo:font-variant="normal" fo:text-transform="none" fo:color="#000000" loext:opacity="100%" style:font-name="Ubuntu mono" fo:font-size="12pt" fo:letter-spacing="normal" fo:font-style="normal" style:text-underline-style="none" fo:font-weight="normal" officeooo:rsid="001fb488" style:font-size-asian="10.5pt" style:font-weight-asian="normal" style:font-size-complex="12pt" style:font-weight-complex="normal"/>
    </style:style>
    <style:style style:name="T37" style:family="text">
      <style:text-properties fo:font-variant="normal" fo:text-transform="none" fo:color="#000000" loext:opacity="100%" style:font-name="Ubuntu mono" fo:letter-spacing="normal" fo:font-style="normal"/>
    </style:style>
    <style:style style:name="T38" style:family="text">
      <style:text-properties fo:font-variant="normal" fo:text-transform="none" fo:color="#000000" loext:opacity="100%" fo:letter-spacing="normal"/>
    </style:style>
    <style:style style:name="T39" style:family="text">
      <style:text-properties fo:font-variant="normal" fo:text-transform="none" fo:color="#000000" loext:opacity="100%" fo:letter-spacing="normal" fo:font-style="normal"/>
    </style:style>
    <style:style style:name="T40" style:family="text">
      <style:text-properties fo:font-variant="normal" fo:text-transform="none" fo:color="#000000" loext:opacity="100%" fo:letter-spacing="normal" fo:font-style="normal" officeooo:rsid="0021514c"/>
    </style:style>
    <style:style style:name="T41" style:family="text">
      <style:text-properties fo:font-variant="normal" fo:text-transform="none" fo:color="#000000" loext:opacity="100%" fo:letter-spacing="normal" fo:font-style="normal" style:text-underline-style="solid" style:text-underline-width="auto" style:text-underline-color="font-color" fo:font-weight="bold" officeooo:rsid="001ed1e4" style:font-weight-asian="bold" style:font-weight-complex="bold"/>
    </style:style>
    <style:style style:name="T42" style:family="text">
      <style:text-properties fo:font-variant="normal" fo:text-transform="none" fo:color="#000000" loext:opacity="100%" fo:letter-spacing="normal" fo:font-style="normal" style:text-underline-style="solid" style:text-underline-width="auto" style:text-underline-color="font-color" fo:font-weight="bold" officeooo:rsid="0020a73a" style:font-weight-asian="bold" style:font-weight-complex="bold"/>
    </style:style>
    <style:style style:name="T43" style:family="text">
      <style:text-properties fo:font-variant="normal" fo:text-transform="none" fo:color="#000000" loext:opacity="100%" fo:letter-spacing="normal" fo:font-style="normal" style:text-underline-style="solid" style:text-underline-width="auto" style:text-underline-color="font-color" fo:font-weight="bold" officeooo:rsid="0022c88a" style:font-weight-asian="bold" style:font-weight-complex="bold"/>
    </style:style>
    <style:style style:name="T44" style:family="text">
      <style:text-properties fo:font-variant="normal" fo:text-transform="none" fo:color="#000000" loext:opacity="100%" fo:letter-spacing="normal" fo:font-style="normal" officeooo:rsid="001ed1e4"/>
    </style:style>
    <style:style style:name="T45" style:family="text">
      <style:text-properties fo:font-variant="normal" fo:text-transform="none" fo:color="#000000" loext:opacity="100%" fo:letter-spacing="normal" officeooo:rsid="0021514c"/>
    </style:style>
    <style:style style:name="T4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d1e4" style:font-size-asian="10.5pt" style:font-weight-asian="bold" style:font-size-complex="12pt" style:font-weight-complex="bold"/>
    </style:style>
    <style:style style:name="T4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2c88a" style:font-size-asian="10.5pt" style:font-weight-asian="bold" style:font-size-complex="12pt" style:font-weight-complex="bold"/>
    </style:style>
    <style:style style:name="T48" style:family="text">
      <style:text-properties fo:font-variant="normal" fo:text-transform="none" fo:color="#000000" loext:opacity="100%" style:font-name="Liberation Serif" fo:font-size="12pt" fo:letter-spacing="normal" fo:font-style="normal" style:text-underline-style="none" fo:font-weight="normal" officeooo:rsid="001ed1e4"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6">P</text:span><text:span text:style-name="T15">artie 1</text:span></text:p>
      <text:p text:style-name="P19"><text:span text:style-name="T16"/></text:p>
      <text:p text:style-name="P19"><text:span text:style-name="T16"/></text:p>
      <text:p text:style-name="P19"><text:span text:style-name="T16">Exercice 1-</text:span><text:span text:style-name="T9"> </text:span><text:span text:style-name="T8">Quelles seront les valeurs des variables A et B après exécution des instructions suivantes ? </text:span></text:p>
      <text:p text:style-name="P26"/>
      <text:p text:style-name="P26">Variables A, B en Entier </text:p>
      <text:p text:style-name="P26">Début </text:p>
      <text:p text:style-name="P26">A ← 1 </text:p>
      <text:p text:style-name="P26">B ← A + 3 </text:p>
      <text:p text:style-name="P26">A ← 3 </text:p>
      <text:p text:style-name="P26">Fin</text:p>
      <text:p text:style-name="P7"/>
      <text:p text:style-name="P6"><text:span text:style-name="T1">Réponse : </text:span>A=3 et B=4</text:p>
      <text:p text:style-name="P6"/>
      <text:p text:style-name="P6"/>
      <text:p text:style-name="P19"><text:span text:style-name="T16">Exercice 2-</text:span><text:span text:style-name="T9"> </text:span><text:span text:style-name="T8">Quelles seront les valeurs des variables A, B et C après exécution des instructions suivantes ? </text:span></text:p>
      <text:p text:style-name="P26"/>
      <text:p text:style-name="P26">Variables A, B, C en Entier </text:p>
      <text:p text:style-name="P26">Début </text:p>
      <text:p text:style-name="P26">A ← 5 </text:p>
      <text:p text:style-name="P26">B ← 3 </text:p>
      <text:p text:style-name="P26">C ← A + B </text:p>
      <text:p text:style-name="P26">A ← 2 </text:p>
      <text:p text:style-name="P26">C ← B – A </text:p>
      <text:p text:style-name="P26">Fin</text:p>
      <text:p text:style-name="P8"/>
      <text:p text:style-name="P9"><text:span text:style-name="T1">Réponse : </text:span>A=2, B=3 et C=1</text:p>
      <text:p text:style-name="P9"/>
      <text:p text:style-name="P9"/>
      <text:p text:style-name="P19"><text:span text:style-name="T16">Exercice 3-</text:span><text:span text:style-name="T9"> </text:span><text:span text:style-name="T8">Quelles seront les valeurs des variables A et B après exécution des instructions suivantes ? </text:span></text:p>
      <text:p text:style-name="P26"/>
      <text:p text:style-name="P26">Variables A, B en Entier </text:p>
      <text:p text:style-name="P26">Début </text:p>
      <text:p text:style-name="P26">A ← 5 </text:p>
      <text:p text:style-name="P26">B ← A + 4 </text:p>
      <text:p text:style-name="P26">A ← A + 1 </text:p>
      <text:p text:style-name="P26">B ← A – 4 </text:p>
      <text:p text:style-name="P26">Fin</text:p>
      <text:p text:style-name="P8"/>
      <text:p text:style-name="P9"><text:span text:style-name="T1">Réponse : </text:span>A=6 et B=2</text:p>
      <text:p text:style-name="P9"/>
      <text:p text:style-name="P9"/>
      <text:p text:style-name="P39"/>
      <text:p text:style-name="P20"><text:span text:style-name="T16">Exercice 4-</text:span><text:span text:style-name="T9"> </text:span><text:span text:style-name="T8">Quelles seront les valeurs des variables A, B et C après exécution des instructions suivantes ? </text:span></text:p>
      <text:p text:style-name="P26"/>
      <text:p text:style-name="P26">Variables A, B, C en Entier </text:p>
      <text:p text:style-name="P26">Début </text:p>
      <text:p text:style-name="P26">A ← 3 </text:p>
      <text:p text:style-name="P26">B ← 10 </text:p>
      <text:p text:style-name="P26">C ← A + B </text:p>
      <text:p text:style-name="P26">B ← A + B </text:p>
      <text:p text:style-name="P26">A ← C </text:p>
      <text:p text:style-name="P26">Fin</text:p>
      <text:p text:style-name="P9"/>
      <text:p text:style-name="P9"><text:span text:style-name="T2">Réponse : </text:span>A=13, B=13 e<text:span text:style-name="T3">t</text:span> C=13</text:p>
      <text:p text:style-name="P9"/>
      <text:p text:style-name="P9"/>
      <text:p text:style-name="P21"><text:span text:style-name="T16">Exercice </text:span><text:span text:style-name="T17">5-</text:span><text:span text:style-name="T10"> Quelles seront les valeurs des variables A et B après exécution des instructions suivantes ? </text:span></text:p>
      <text:p text:style-name="P27"/>
      <text:p text:style-name="P27">Variables A, B en Entier </text:p>
      <text:p text:style-name="P27">Début </text:p>
      <text:p text:style-name="P27">A ← 5 </text:p>
      <text:p text:style-name="P27">B ← 2 </text:p>
      <text:p text:style-name="P27">A ← B </text:p>
      <text:p text:style-name="P27">B ← A </text:p>
      <text:p text:style-name="P27">Fin</text:p>
      <text:p text:style-name="P9"/>
      <text:p text:style-name="P10"><text:span text:style-name="T2">Réponse : </text:span>A=2 et B=2</text:p>
      <text:p text:style-name="P10"/>
      <text:p text:style-name="P10"/>
      <text:p text:style-name="P19"><text:span text:style-name="T17">Exercice 6-</text:span><text:span text:style-name="T10"> </text:span><text:span text:style-name="T8">Plus difficile, mais c’est un classique absolu, qu’il faut absolument maîtriser : écrire un algorithme permettant d’échanger les valeurs de deux variables A et B, et ce quel que soit leur contenu préalable.</text:span></text:p>
      <text:p text:style-name="P10"/>
      <text:p text:style-name="P1"><text:span text:style-name="T14">R</text:span><text:span text:style-name="T7">éponse : </text:span></text:p>
      <text:p text:style-name="P36"/>
      <text:p text:style-name="P29">Variables A, B en Entier </text:p>
      <text:p text:style-name="P25"><text:span text:style-name="T10">D</text:span><text:span text:style-name="T8">ébut</text:span></text:p>
      <text:p text:style-name="P30">A=A+B</text:p>
      <text:p text:style-name="P30">B=A-B</text:p>
      <text:p text:style-name="P22"><text:span text:style-name="T8">A=</text:span><text:span text:style-name="T11">A-B</text:span></text:p>
      <text:p text:style-name="P25"><text:span text:style-name="T11">F</text:span><text:span text:style-name="T8">in</text:span></text:p>
      <text:p text:style-name="P30"/>
      <text:p text:style-name="P3"><text:span text:style-name="T12">Donc, </text:span><text:span text:style-name="T8">A=B et B=A</text:span></text:p>
      <text:p text:style-name="P31"/>
      <text:p text:style-name="P38"/>
      <text:p text:style-name="P4"><text:span text:style-name="T7">Ou :</text:span><text:span text:style-name="T8"> Avec une variable « temporaire » :</text:span></text:p>
      <text:p text:style-name="P11"/>
      <text:p text:style-name="P29">Variables A, B en Entier </text:p>
      <text:p text:style-name="P5"><text:span text:style-name="T10">D</text:span><text:span text:style-name="T8">ébut</text:span></text:p>
      <text:p text:style-name="P11">C=A</text:p>
      <text:p text:style-name="P11">A=B</text:p>
      <text:p text:style-name="P11">B=C</text:p>
      <text:p text:style-name="P15">Fin</text:p>
      <text:p text:style-name="P11"/>
      <text:p text:style-name="P11">Donc C étant égal à A, B=A</text:p>
      <text:p text:style-name="P11"/>
      <text:p text:style-name="P11"/>
      <text:p text:style-name="P23"><text:span text:style-name="T18">Exercice 7-</text:span><text:span text:style-name="T21"> </text:span><text:span text:style-name="T20">Une variante du précédent : on dispose de trois variables A, B et C. Écrivez un algorithme transférant à B la valeur de A, à C la valeur de B et à A la valeur de C (toujours quels que soient les contenus préalables de ces variables).</text:span></text:p>
      <text:p text:style-name="P13"/>
      <text:p text:style-name="P18"><text:span text:style-name="T3">R</text:span>éponse : </text:p>
      <text:p text:style-name="P13"/>
      <text:p text:style-name="P24"><text:span text:style-name="T10">Variables A, B, </text:span><text:span text:style-name="T12">C et D </text:span><text:span text:style-name="T10">en Entier </text:span></text:p>
      <text:p text:style-name="P17"><text:span text:style-name="T6">D</text:span><text:span text:style-name="T4">ébut</text:span></text:p>
      <text:p text:style-name="P14">D=A</text:p>
      <text:p text:style-name="P14">A=C</text:p>
      <text:p text:style-name="P12">C=<text:span text:style-name="T22">B</text:span></text:p>
      <text:p text:style-name="P11">B=<text:span text:style-name="T22">D</text:span></text:p>
      <text:p text:style-name="P15">Fin</text:p>
      <text:p text:style-name="P11"/>
      <text:p text:style-name="P16"><text:span text:style-name="T4">Donc </text:span><text:span text:style-name="T5">D</text:span><text:span text:style-name="T4"> étant égal à A, B=A</text:span></text:p>
      <text:p text:style-name="P12"/>
      <text:p text:style-name="P12"/>
      <text:p text:style-name="P24"><text:span text:style-name="T19">Exercice 8-</text:span><text:span text:style-name="T12"> </text:span><text:span text:style-name="T8">Que produit l’algorithme suivant ? </text:span></text:p>
      <text:p text:style-name="P35"/>
      <text:p text:style-name="P35">Variables A, B, C en Caractères </text:p>
      <text:p text:style-name="P35">Début </text:p>
      <text:p text:style-name="P35">A ← "423"</text:p>
      <text:p text:style-name="P35">B ← "12" </text:p>
      <text:p text:style-name="P35">C ← A + B </text:p>
      <text:p text:style-name="P35">Fin</text:p>
      <text:p text:style-name="P35"/>
      <text:p text:style-name="P2"><text:span text:style-name="T14">R</text:span><text:span text:style-name="T7">éponse : </text:span><text:span text:style-name="T13">Le programme / algorithme met une erreur, car impossible d’additionner des caractères...</text:span></text:p>
      <text:p text:style-name="P18"/>
      <text:p text:style-name="P18"/>
      <text:p text:style-name="P24"><text:span text:style-name="T19">Exercice 9-</text:span><text:span text:style-name="T12"> </text:span><text:span text:style-name="T8">Que produit l’algorithme suivant ? </text:span></text:p>
      <text:p text:style-name="P35"/>
      <text:p text:style-name="P35">Variables A, B, C en Caractères </text:p>
      <text:p text:style-name="P35">Début </text:p>
      <text:p text:style-name="P35">A ← "423" </text:p>
      <text:p text:style-name="P35">B ← "12" </text:p>
      <text:p text:style-name="P35">C ← A &amp; B </text:p>
      <text:p text:style-name="P35">Fin</text:p>
      <text:p text:style-name="P35"/>
      <text:p text:style-name="P2"><text:span text:style-name="T14">R</text:span><text:span text:style-name="T7">éponse :</text:span><text:span text:style-name="T8"> </text:span><text:span text:style-name="T12">C= ‘’42312’’</text:span></text:p>
      <text:p text:style-name="P42">Partie 2</text:p>
      <text:p text:style-name="P46"/>
      <text:p text:style-name="P46"/>
      <text:p text:style-name="P47"><text:span text:style-name="T23">Exercice 1 -</text:span><text:span text:style-name="T26"> </text:span><text:span text:style-name="T8">Quel résultat produit le programme suivant ? </text:span></text:p>
      <text:p text:style-name="P47"><text:span text:style-name="T8"/></text:p>
      <text:p text:style-name="P47"><text:span text:style-name="T8">Variables val, double en Numériques </text:span></text:p>
      <text:p text:style-name="P47"><text:span text:style-name="T8">Début </text:span></text:p>
      <text:p text:style-name="P47"><text:span text:style-name="T8">Val ← 231 </text:span></text:p>
      <text:p text:style-name="P47"><text:span text:style-name="T8">Double ← Val * 2 </text:span></text:p>
      <text:p text:style-name="P47"><text:span text:style-name="T8">Ecrire Val </text:span></text:p>
      <text:p text:style-name="P47"><text:span text:style-name="T8">Ecrire Double </text:span></text:p>
      <text:p text:style-name="P47"><text:span text:style-name="T8">Fin</text:span></text:p>
      <text:p text:style-name="P47"><text:span text:style-name="T26"/></text:p>
      <text:p text:style-name="P44"><text:span text:style-name="T29">R</text:span><text:span text:style-name="T30">éponse :</text:span><text:span text:style-name="T26"> </text:span><text:span text:style-name="T27">L’ordinateur va écrire 231 puis 462</text:span></text:p>
      <text:p text:style-name="P44"><text:span text:style-name="T27"/></text:p>
      <text:p text:style-name="P44"><text:span text:style-name="T27"/></text:p>
      <text:p text:style-name="P47"><text:span text:style-name="T23">Exercice </text:span><text:span text:style-name="T24">2</text:span><text:span text:style-name="T23"> -</text:span><text:span text:style-name="T26"> </text:span><text:span text:style-name="T27">Écrire un programme qui demande un nombre à l’utilisateur, puis qui calcule et affiche le carré de ce nombre.</text:span></text:p>
      <text:p text:style-name="P47"><text:span text:style-name="T27"/></text:p>
      <text:p text:style-name="P44"><text:span text:style-name="T29">R</text:span><text:span text:style-name="T30">éponse : </text:span></text:p>
      <text:p text:style-name="P44"><text:span text:style-name="T30"/></text:p>
      <text:p text:style-name="P50"><text:span text:style-name="T30">V</text:span><text:span text:style-name="T28">ariable A, B en Numérique</text:span></text:p>
      <text:p text:style-name="P50"><text:span text:style-name="T28">Début</text:span></text:p>
      <text:p text:style-name="P49"><text:span text:style-name="T30">Ecrire “Entrez </text:span><text:span text:style-name="T32">un nombre</text:span><text:span text:style-name="T30"> : ” </text:span></text:p>
      <text:p text:style-name="P50"><text:span text:style-name="T30">L</text:span><text:span text:style-name="T28">ire A</text:span></text:p>
      <text:p text:style-name="P50"><text:span text:style-name="T28">B=A²</text:span></text:p>
      <text:p text:style-name="P50"><text:span text:style-name="T33">Ecrire </text:span><text:span text:style-name="T34">“</text:span><text:span text:style-name="T33">Le carré de ce nombre</text:span><text:span text:style-name="T34"> </text:span><text:span text:style-name="T33">est </text:span><text:span text:style-name="T34">: ” , </text:span><text:span text:style-name="T33">B</text:span></text:p>
      <text:p text:style-name="P50"><text:span text:style-name="T30">F</text:span><text:span text:style-name="T28">in</text:span></text:p>
      <text:p text:style-name="P44"><text:span text:style-name="T30"/></text:p>
      <text:p text:style-name="P44"><text:span text:style-name="T30"/></text:p>
      <text:p text:style-name="P49"><text:span text:style-name="T23">Exercice </text:span><text:span text:style-name="T25">3</text:span><text:span text:style-name="T23"> -</text:span><text:span text:style-name="T30"> Ecrire un programme qui lit le prix HT d’un article, le nombre d’articles et le taux de TVA, et qui fournit le prix total TTC correspondant. Faire en sorte que des libellés apparaissent clairement.</text:span></text:p>
      <text:p text:style-name="P44"><text:span text:style-name="T30"/></text:p>
      <text:p text:style-name="P45"><text:span text:style-name="T29">R</text:span><text:span text:style-name="T30">éponse : </text:span></text:p>
      <text:p text:style-name="P44"><text:span text:style-name="T31"/></text:p>
      <text:p text:style-name="P51"><text:span text:style-name="T39">Variables </text:span><text:span text:style-name="T45">articles</text:span><text:span text:style-name="T39">, </text:span><text:span text:style-name="T40">ht</text:span><text:span text:style-name="T39">, tva, ttc en Numérique</text:span><text:line-break/><text:span text:style-name="T39">Débu</text:span><text:span text:style-name="T40">t</text:span><text:line-break/><text:span text:style-name="T39">Ecrire "Entrez le prix hors taxes : "</text:span><text:line-break/><text:span text:style-name="T39">Lire ht</text:span><text:line-break/><text:span text:style-name="T39">Ecrire "Entrez le nombre d’articles : "</text:span><text:line-break/><text:span text:style-name="T39">Lire </text:span><text:span text:style-name="T40">articles</text:span><text:line-break/><text:span text:style-name="T39">Ecrire "Entrez </text:span><text:span text:style-name="T40">la</text:span><text:span text:style-name="T39"> TVA </text:span><text:span text:style-name="T40">(en %) </text:span><text:span text:style-name="T39">: "</text:span><text:line-break/><text:span text:style-name="T39">Lire tva</text:span></text:p>
      <text:p text:style-name="P51"><text:span text:style-name="T40">tva = tva/100</text:span><text:line-break/><text:span text:style-name="T39">ttc ← </text:span><text:span text:style-name="T40">articles</text:span><text:span text:style-name="T39"> * ht * </text:span><text:span text:style-name="T40">(</text:span><text:span text:style-name="T39">1 + tva</text:span><text:span text:style-name="T40">)</text:span><text:line-break/><text:span text:style-name="T39">Ecrire "Le prix </text:span><text:span text:style-name="T40">TTC est </text:span><text:span text:style-name="T39">: ", ttc</text:span><text:line-break/><text:span text:style-name="T39">Fin</text:span></text:p>
      <text:p text:style-name="P51"><text:span text:style-name="T39"/></text:p>
      <text:p text:style-name="P48"><text:span text:style-name="T46">Exercice </text:span><text:span text:style-name="T47">4</text:span><text:span text:style-name="T46"> -</text:span><text:span text:style-name="T48"> </text:span><text:span text:style-name="T44">Écrire un algorithme utilisant des variables de type chaîne de caractères, et affichant quatre variantes possibles de la célèbre « belle marquise, vos beaux yeux me font mourir d’amour ». On ne se soucie pas de la ponctuation, ni des majuscu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érif" svg:font-family="'Liberation Sé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09:14:52.340435636</meta:creation-date>
    <meta:generator>LibreOffice/7.3.4.2$Linux_X86_64 LibreOffice_project/30$Build-2</meta:generator>
    <dc:date>2022-07-08T12:29:54.112053733</dc:date>
    <meta:editing-duration>PT29M27S</meta:editing-duration>
    <meta:editing-cycles>5</meta:editing-cycles>
    <meta:document-statistic meta:table-count="0" meta:image-count="0" meta:object-count="0" meta:page-count="5" meta:paragraph-count="114" meta:word-count="681" meta:character-count="3280" meta:non-whitespace-character-count="2650"/>
  </office:meta>
</office:document-meta>
</file>